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style:text-underline-style="solid" style:text-underline-width="auto" style:text-underline-color="font-color" fo:font-weight="normal" officeooo:rsid="00055fd4" officeooo:paragraph-rsid="00055fd4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8788a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55fd4" officeooo:paragraph-rsid="00055fd4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6fa73" officeooo:paragraph-rsid="0006fa73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788a" officeooo:paragraph-rsid="0008788a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fa73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6fa73" officeooo:paragraph-rsid="0006fa73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6fa73" officeooo:paragraph-rsid="0008788a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end" style:justify-single-word="false" fo:padding="0.074cm" fo:border-left="none" fo:border-right="none" fo:border-top="none" fo:border-bottom="0.06pt solid #000000" style:join-border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6fa73" fo:background-color="transparent" style:font-name-asian="Liberation Serif" style:font-name-complex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 que nous n'avons pas respecte mais c’est pas grave :</text:p>
      <text:p text:style-name="P3">Un operateur peut avoir deux arites chez nous : le - par exemple permet d'ecrire -3 ou 3-3</text:p>
      <text:p text:style-name="P3">La ligne d’opérande n’est pas evulue des que l’utilisateur tape sur + / - / * / / ou $ mais uniquement quand il appuie sur ENTER. Cela est volontaire et, de notre point de vue, rend l’utilisation plus intuitiv.</text:p>
      <text:p text:style-name="P3">Normalement, si la commande rentrée n’est pas valide, on ne doit pas vider la ligne de commande</text:p>
      <text:p text:style-name="P9"/>
      <text:p text:style-name="P2">A FAIRE :</text:p>
      <text:p text:style-name="P3"/>
      <text:p text:style-name="P13"/>
      <text:p text:style-name="P15"/>
      <text:p text:style-name="P10">----------------------------</text:p>
      <text:p text:style-name="P7">GREGOIRE :</text:p>
      <text:p text:style-name="P11">Fenetres</text:p>
      <text:p text:style-name="P9"/>
      <text:p text:style-name="P9"/>
      <text:p text:style-name="P9">----------------------------</text:p>
      <text:p text:style-name="P11">CLEMENT :</text:p>
      <text:p text:style-name="P3">Litterale programme // Presque fini (gérer les sous-programmes)</text:p>
      <text:p text:style-name="P3"/>
      <text:p text:style-name="P3"/>
      <text:p text:style-name="P3">----------------------</text:p>
      <text:p text:style-name="P11">CLEMENT :</text:p>
      <text:p text:style-name="P3">Opérateur racine carre qui doit etre capable de renvoyer un complexe // A faire</text:p>
      <text:p text:style-name="P3"/>
      <text:p text:style-name="P13"/>
      <text:p text:style-name="P11">CLEMENT :</text:p>
      <text:p text:style-name="P3">Operateur OP → Paragraphe 1.4.3 du sujet // A faire</text:p>
      <text:p text:style-name="P3">----------------------------</text:p>
      <text:p text:style-name="P12">CLEMENT :</text:p>
      <text:p text:style-name="P8">Pouvoir modifier un atome</text:p>
      <text:p text:style-name="P4"/>
      <text:p text:style-name="P3"/>
      <text:p text:style-name="P13"/>
      <text:p text:style-name="P11">CLEMENT :</text:p>
      <text:p text:style-name="P3">Verifier que lorsqu’on tape STO, on n’essaye pas de changer le sens d’un operateur existant</text:p>
      <text:p text:style-name="P3">// On doit par exemple interdire d’ecrire 3 DROP STO sauf que le probleme c’est qu’il fait le drop avant de lancer le sto donc c’est la merde</text:p>
      <text:p text:style-name="P5"/>
      <text:p text:style-name="P14"/>
      <text:p text:style-name="P11">CLEMENT :</text:p>
      <text:p text:style-name="P6">Losqu’on fait</text:p>
      <text:p text:style-name="P6">1 A STO</text:p>
      <text:p text:style-name="P6">et <text:s/>A 1 +</text:p>
      <text:p text:style-name="P6">A est modifié en 2</text:p>
      <text:p text:style-name="P6"/>
      <text:p text:style-name="P6">JE t’ai fait les fonctions clones, je pense qu’il suffit de cloner la valeur avant plutot que de la stocker direct</text:p>
      <text:p text:style-name="P9">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1T19:12:02.041247880</dc:date>
    <meta:editing-duration>PT57M17S</meta:editing-duration>
    <meta:editing-cycles>7</meta:editing-cycles>
    <meta:generator>LibreOffice/5.1.3.2$Linux_X86_64 LibreOffice_project/10m0$Build-2</meta:generator>
    <meta:document-statistic meta:table-count="0" meta:image-count="0" meta:object-count="0" meta:page-count="1" meta:paragraph-count="29" meta:word-count="223" meta:character-count="1268" meta:non-whitespace-character-count="1073"/>
  </office:meta>
</office:document-meta>
</file>